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margin-left="0.7709in" fo:margin-right="0.7811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.7709in" fo:margin-right="0.7811in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margin-left="0.7709in" fo:margin-right="0.7811in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P8" style:family="paragraph" style:parent-style-name="Standard" style:list-style-name="L1">
      <style:paragraph-properties fo:margin-left="0.7709in" fo:margin-right="0.7811in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3 Questions</text:p>
      <text:p text:style-name="P2"/>
      <text:p text:style-name="P2"/>
      <text:p text:style-name="P2"/>
      <text:p text:style-name="P2">Vilka funktioner är const? </text:p>
      <text:p text:style-name="P4"><text:s text:c="8"/>virtual int year() const =0;</text:p>
      <text:p text:style-name="P4"><text:s text:c="8"/>virtual int month() const =0;</text:p>
      <text:p text:style-name="P4"><text:s text:c="8"/>virtual int day() const =0;</text:p>
      <text:p text:style-name="P4"><text:s text:c="8"/>virtual int week_day() const =0;</text:p>
      <text:p text:style-name="P4"><text:s text:c="8"/>virtual int days_per_week() const =0;</text:p>
      <text:p text:style-name="P4"><text:s text:c="8"/>virtual int days_this_month() const =0;</text:p>
      <text:p text:style-name="P4"><text:s text:c="8"/>virtual int months_per_year() const =0;</text:p>
      <text:p text:style-name="P4"><text:s text:c="8"/>virtual std::string week_day_name() const =0;</text:p>
      <text:p text:style-name="P4"><text:s text:c="8"/>virtual std::string month_name() const =0;</text:p>
      <text:p text:style-name="P4"><text:s text:c="8"/>virtual int mod_julian_day() const =0;</text:p>
      <text:p text:style-name="P4"><text:s text:c="7"/>double get_days_from_zero() const;</text:p>
      <text:p text:style-name="Standard"/>
      <text:p text:style-name="P2">Vilka argument/returtyper är const? </text:p>
      <text:p text:style-name="P4">Parametrar som tar basklassen Date har jag gjort till const för dessa vill vi säkra att de inte modifieras.</text:p>
      <text:p text:style-name="P4"/>
      <text:p text:style-name="P4">Inga returtyper är const då vi endast returnerar kopior av ett resultat och jag vill kunna modifiera detta senare. </text:p>
      <text:p text:style-name="Standard"/>
      <text:p text:style-name="P2">Vid redovisningen ska du övertyga handledaren att du kan använda const och virtual.</text:p>
      <text:p text:style-name="P5"><text:span text:style-name="T1">Const</text:span> gör ett skrivlås för att identifiera buggar vid compile-time. </text:p>
      <text:p text:style-name="P5"><text:span text:style-name="T1">Virtual</text:span> skapar en lista mellan basklass och dess children för att köra rätt metod i klasshierarkin.</text:p>
      <text:p text:style-name="P1"/>
      <text:p text:style-name="P2">Ta ställning till nedanstående fyra alternativ att ärva.</text:p>
      <text:p text:style-name="P2">Vid redovisningen ska du reﬂektera över för- och nackdelar för alla de fyra alternativen.</text:p>
      <text:p text:style-name="P1"/>
      <text:p text:style-name="P5">Utgångspunkten är att Date inte har några specifika kalenderegenskaper utan bara en abstrakt basklass.</text:p>
      <text:p text:style-name="P5"/>
      <text:list xml:id="list6754167781" text:style-name="L1">
        <text:list-item>
          <text:p text:style-name="P8">Fullt möjlig men ologisk.</text:p>
        </text:list-item>
        <text:list-item>
          <text:p text:style-name="P8">Samma här.</text:p>
        </text:list-item>
        <text:list-item>
          <text:p text:style-name="P8">Problemet med denna är att många metoder kommer behöva vara lika <text:s text:c="3"/>hos båda barnen Greg och Julia.</text:p>
        </text:list-item>
        <text:list-item>
          <text:p text:style-name="P8">Den tydligaste uppdelningen eftersom Greg och Julia har många liknande drag så kan man ha dessa i ”middle” och sedan skapa de specifika metoderna för att hantera själva kalenderdagarna hos Greg och Julia.</text:p>
        </text:list-item>
      </text:list>
      <text:p text:style-name="P1"/>
      <text:p text:style-name="P2">En dålig lösning är att ha datum och händelse i två parallella vektorer med gemensamt index. Varför? Förklara dig vid redovisningstillfället.</text:p>
      <text:p text:style-name="P1">Uppstår det ett problem med ena vektorn kan det resultera att kopplingar ej stämmer eftersom de är sammanlänkade endast med indexnumren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cham Mohamad</meta:initial-creator>
    <meta:creation-date>2013-01-18T16:18:36</meta:creation-date>
    <dc:date>2013-02-01T17:42:47</dc:date>
    <dc:creator>Hicham Mohamad</dc:creator>
    <meta:editing-duration>PT12M12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8" meta:word-count="278" meta:character-count="1559" meta:non-whitespace-character-count="1556"/>
  </office:meta>
</office:document-meta>
</file>